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63.3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rimary_20_Driver_20__20_Purpose">
      <style:table-properties table:display="true" style:writing-mode="lr-tb"/>
    </style:style>
    <style:style style:name="ta2" style:family="table" style:master-page-name="PageStyle_5f_Key_20_Responsibilities">
      <style:table-properties table:display="true" style:writing-mode="lr-tb"/>
    </style:style>
    <style:style style:name="ta3" style:family="table" style:master-page-name="PageStyle_5f_Dependencies">
      <style:table-properties table:display="true" style:writing-mode="lr-tb"/>
    </style:style>
    <style:style style:name="ta4" style:family="table" style:master-page-name="PageStyle_5f_External_20_Constraints">
      <style:table-properties table:display="true" style:writing-mode="lr-tb"/>
    </style:style>
    <style:style style:name="ta5" style:family="table" style:master-page-name="PageStyle_5f_Key_20_Challenges">
      <style:table-properties table:display="true" style:writing-mode="lr-tb"/>
    </style:style>
    <style:style style:name="ta6" style:family="table" style:master-page-name="PageStyle_5f_Key_20_Deliverables">
      <style:table-properties table:display="true" style:writing-mode="lr-tb"/>
    </style:style>
    <style:style style:name="ta7" style:family="table" style:master-page-name="PageStyle_5f_Key_20_Metrics">
      <style:table-properties table:display="true" style:writing-mode="lr-tb"/>
    </style:style>
    <style:style style:name="ta8" style:family="table" style:master-page-name="PageStyle_5f_Monitoring_20_and_20_Evaluation">
      <style:table-properties table:display="true" style:writing-mode="lr-tb"/>
    </style:style>
    <style:style style:name="ta9" style:family="table" style:master-page-name="PageStyle_5f_License_20__26__20_Copyright">
      <style:table-properties table:display="true" style:writing-mode="lr-tb"/>
    </style:style>
    <style:style style:name="ce1" style:family="table-cell" style:parent-style-name="Default">
      <style:table-cell-properties fo:background-color="#cfdf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mary Driver  Purpo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 Responsibilities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endencies" table:style-name="ta3">
        <table:table-column table:style-name="co1" table:number-columns-repeated="1024" table:default-cell-style-name="Default"/>
        <table:table-row table:style-name="ro1" table:number-rows-repeated="17">
          <table:table-cell table:number-columns-repeated="1024"/>
        </table:table-row>
        <table:table-row table:style-name="ro2">
          <table:table-cell table:style-name="ce1" office:value-type="string" calcext:value-type="string">
            <text:p>Early Adopters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ernal Constraints" table:style-name="ta4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 Challenges" table:style-name="ta5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 Deliverables" table:style-name="ta6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 Metrics" table:style-name="ta7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ing and Evaluation" table:style-name="ta8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cense &amp; Copyright" table:style-name="ta9">
        <table:table-column table:style-name="co2" table:default-cell-style-name="Default"/>
        <table:table-column table:style-name="co1" table:number-columns-repeated="1023" table:default-cell-style-name="Default"/>
        <table:table-row table:style-name="ro2">
          <table:table-cell table:style-name="ce2" office:value-type="string" calcext:value-type="string">
            <text:p>CC SA-BY 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S3 Organization Canvas by Bernhard Bockelbrink is licensed under a Creative Commons Attribution-ShareAlike 4.0 International License. This work is a derivative of the Business Model Canvas by Alexander Osterwalder and Strategyzer, and of the Lean Canvas by Ash Maurya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More information on the S3 canvas series, and versions for printing the canvas in various formats can be found at http://s3canvas.sociocracy30.org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mary_20_Driver_20__20_Purpose" style:display-name="PageStyle_Primary Driver  Purpo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_20_Responsibilities" style:display-name="PageStyle_Key Responsibili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endencies" style:display-name="PageStyle_Dependen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rnal_20_Constraints" style:display-name="PageStyle_External Constra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_20_Challenges" style:display-name="PageStyle_Key Challen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_20_Deliverables" style:display-name="PageStyle_Key Deliver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_20_Metrics" style:display-name="PageStyle_Key Metr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itoring_20_and_20_Evaluation" style:display-name="PageStyle_Monitoring and Evalu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cense_20__26__20_Copyright" style:display-name="PageStyle_License &amp; Copyrig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4" meta:object-count="0"/>
    <meta:generator>LibreOfficeDev/6.0.5.2$Linux_X86_64 LibreOffice_project/</meta:generator>
  </office:meta>
</office:document-meta>
</file>